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956cm"/>
    </style:style>
    <style:style style:name="co3" style:family="table-column">
      <style:table-column-properties fo:break-before="auto" style:column-width="5.214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4"/>
        <table:table-column table:style-name="co5" table:default-cell-style-name="ce5"/>
        <table:table-row table:style-name="ro1">
          <table:table-cell table:style-name="ce1" office:value-type="string" calcext:value-type="string">
            <text:p>COMPENSACIONES IDCB GANANCIAS 2024</text:p>
          </table:table-cell>
          <table:table-cell table:style-name="ce1" table:number-columns-repeated="2"/>
          <table:table-cell table:style-name="Default" table:number-columns-repeated="2"/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BANCO</text:p>
          </table:table-cell>
          <table:table-cell table:style-name="ce3" office:value-type="string" calcext:value-type="string">
            <text:p>CUIT BANCO</text:p>
          </table:table-cell>
          <table:table-cell table:style-name="ce3" office:value-type="string" calcext:value-type="string">
            <text:p>CBU</text:p>
          </table:table-cell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MONTO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01-01" calcext:value-type="date">
            <text:p>01/2024</text:p>
          </table:table-cell>
          <table:table-cell office:value-type="float" office:value="70587.86" calcext:value-type="float">
            <text:p>70.587,86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02-01" calcext:value-type="date">
            <text:p>02/2024</text:p>
          </table:table-cell>
          <table:table-cell office:value-type="float" office:value="191295.87" calcext:value-type="float">
            <text:p>191.295,87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03-01" calcext:value-type="date">
            <text:p>03/2024</text:p>
          </table:table-cell>
          <table:table-cell office:value-type="float" office:value="118703.67" calcext:value-type="float">
            <text:p>118.703,67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04-01" calcext:value-type="date">
            <text:p>04/2024</text:p>
          </table:table-cell>
          <table:table-cell office:value-type="float" office:value="186467.16" calcext:value-type="float">
            <text:p>186.467,16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05-01" calcext:value-type="date">
            <text:p>05/2024</text:p>
          </table:table-cell>
          <table:table-cell office:value-type="float" office:value="233862.52" calcext:value-type="float">
            <text:p>233.862,52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06-01" calcext:value-type="date">
            <text:p>06/2024</text:p>
          </table:table-cell>
          <table:table-cell office:value-type="float" office:value="221789.82" calcext:value-type="float">
            <text:p>221.789,82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07-01" calcext:value-type="date">
            <text:p>07/2024</text:p>
          </table:table-cell>
          <table:table-cell office:value-type="float" office:value="379860.13" calcext:value-type="float">
            <text:p>379.860,13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08-01" calcext:value-type="date">
            <text:p>08/2024</text:p>
          </table:table-cell>
          <table:table-cell office:value-type="float" office:value="190741.2" calcext:value-type="float">
            <text:p>190.741,20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09-01" calcext:value-type="date">
            <text:p>09/2024</text:p>
          </table:table-cell>
          <table:table-cell office:value-type="float" office:value="347898.52" calcext:value-type="float">
            <text:p>347.898,52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10-01" calcext:value-type="date">
            <text:p>10/2024</text:p>
          </table:table-cell>
          <table:table-cell office:value-type="float" office:value="276319.48" calcext:value-type="float">
            <text:p>276.319,48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11-01" calcext:value-type="date">
            <text:p>11/2024</text:p>
          </table:table-cell>
          <table:table-cell office:value-type="float" office:value="371742.28" calcext:value-type="float">
            <text:p>371.742,28</text:p>
          </table:table-cell>
        </table:table-row>
        <table:table-row table:style-name="ro1">
          <table:table-cell office:value-type="string" calcext:value-type="string">
            <text:p>ICBC</text:p>
          </table:table-cell>
          <table:table-cell office:value-type="float" office:value="30504030201" calcext:value-type="float">
            <text:p>30504030201</text:p>
          </table:table-cell>
          <table:table-cell office:value-type="string" calcext:value-type="string">
            <text:p>1234567890123456789012</text:p>
          </table:table-cell>
          <table:table-cell office:value-type="date" office:date-value="2024-12-01" calcext:value-type="date">
            <text:p>12/2024</text:p>
          </table:table-cell>
          <table:table-cell office:value-type="float" office:value="435968.85" calcext:value-type="float">
            <text:p>435.968,85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01-01" calcext:value-type="date">
            <text:p>01/2024</text:p>
          </table:table-cell>
          <table:table-cell table:formula="of:=+[.E4]/2" office:value-type="float" office:value="35293.93" calcext:value-type="float">
            <text:p>35.293,93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02-01" calcext:value-type="date">
            <text:p>02/2024</text:p>
          </table:table-cell>
          <table:table-cell table:formula="of:=+[.E5]/2" office:value-type="float" office:value="95647.935" calcext:value-type="float">
            <text:p>95.647,94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03-01" calcext:value-type="date">
            <text:p>03/2024</text:p>
          </table:table-cell>
          <table:table-cell table:formula="of:=+[.E6]/2" office:value-type="float" office:value="59351.835" calcext:value-type="float">
            <text:p>59.351,84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04-01" calcext:value-type="date">
            <text:p>04/2024</text:p>
          </table:table-cell>
          <table:table-cell table:formula="of:=+[.E7]/2" office:value-type="float" office:value="93233.58" calcext:value-type="float">
            <text:p>93.233,58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05-01" calcext:value-type="date">
            <text:p>05/2024</text:p>
          </table:table-cell>
          <table:table-cell table:formula="of:=+[.E8]/2" office:value-type="float" office:value="116931.26" calcext:value-type="float">
            <text:p>116.931,26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06-01" calcext:value-type="date">
            <text:p>06/2024</text:p>
          </table:table-cell>
          <table:table-cell table:formula="of:=+[.E9]/2" office:value-type="float" office:value="110894.91" calcext:value-type="float">
            <text:p>110.894,91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07-01" calcext:value-type="date">
            <text:p>07/2024</text:p>
          </table:table-cell>
          <table:table-cell table:formula="of:=+[.E10]/2" office:value-type="float" office:value="189930.065" calcext:value-type="float">
            <text:p>189.930,07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08-01" calcext:value-type="date">
            <text:p>08/2024</text:p>
          </table:table-cell>
          <table:table-cell table:formula="of:=+[.E11]/2" office:value-type="float" office:value="95370.6" calcext:value-type="float">
            <text:p>95.370,60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09-01" calcext:value-type="date">
            <text:p>09/2024</text:p>
          </table:table-cell>
          <table:table-cell table:formula="of:=+[.E12]/2" office:value-type="float" office:value="173949.26" calcext:value-type="float">
            <text:p>173.949,26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10-01" calcext:value-type="date">
            <text:p>10/2024</text:p>
          </table:table-cell>
          <table:table-cell table:formula="of:=+[.E13]/2" office:value-type="float" office:value="138159.74" calcext:value-type="float">
            <text:p>138.159,74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11-01" calcext:value-type="date">
            <text:p>11/2024</text:p>
          </table:table-cell>
          <table:table-cell table:formula="of:=+[.E14]/2" office:value-type="float" office:value="185871.14" calcext:value-type="float">
            <text:p>185.871,14</text:p>
          </table:table-cell>
        </table:table-row>
        <table:table-row table:style-name="ro1">
          <table:table-cell office:value-type="string" calcext:value-type="string">
            <text:p>Credicoop</text:p>
          </table:table-cell>
          <table:table-cell office:value-type="float" office:value="30708090609" calcext:value-type="float">
            <text:p>30708090609</text:p>
          </table:table-cell>
          <table:table-cell office:value-type="string" calcext:value-type="string">
            <text:p>9876543210987654321098</text:p>
          </table:table-cell>
          <table:table-cell office:value-type="date" office:date-value="2024-12-01" calcext:value-type="date">
            <text:p>12/2024</text:p>
          </table:table-cell>
          <table:table-cell table:formula="of:=+[.E15]/2" office:value-type="float" office:value="217984.425" calcext:value-type="float">
            <text:p>217.984,4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21:24:58.3940861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5T18:24:55.118554704</meta:creation-date>
    <dc:date>2025-08-12T21:29:24.019736998</dc:date>
    <meta:editing-duration>PT48M32S</meta:editing-duration>
    <meta:editing-cycles>18</meta:editing-cycles>
    <meta:generator>LibreOffice/25.2.4.3$Linux_X86_64 LibreOffice_project/33e196637044ead23f5c3226cde09b47731f7e27</meta:generator>
    <meta:document-statistic meta:table-count="1" meta:cell-count="126" meta:object-count="0"/>
  </office:meta>
</office:document-meta>
</file>